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4c14" officeooo:paragraph-rsid="00124c14"/>
    </style:style>
    <style:style style:name="P2" style:family="paragraph" style:parent-style-name="Standard">
      <style:text-properties officeooo:rsid="00128442" officeooo:paragraph-rsid="00128442"/>
    </style:style>
    <style:style style:name="P3" style:family="paragraph" style:parent-style-name="Standard">
      <style:text-properties officeooo:rsid="00128442" officeooo:paragraph-rsid="0012e704"/>
    </style:style>
    <style:style style:name="P4" style:family="paragraph" style:parent-style-name="Standard">
      <style:text-properties officeooo:rsid="0013872e" officeooo:paragraph-rsid="0013872e"/>
    </style:style>
    <style:style style:name="P5" style:family="paragraph" style:parent-style-name="Standard">
      <style:text-properties officeooo:rsid="001542ae" officeooo:paragraph-rsid="001542ae"/>
    </style:style>
    <style:style style:name="P6" style:family="paragraph" style:parent-style-name="Standard">
      <style:text-properties officeooo:rsid="00185783" officeooo:paragraph-rsid="00185783"/>
    </style:style>
    <style:style style:name="P7" style:family="paragraph" style:parent-style-name="Standard" style:list-style-name="L1">
      <style:text-properties officeooo:rsid="00185783" officeooo:paragraph-rsid="00185783"/>
    </style:style>
    <style:style style:name="P8" style:family="paragraph" style:parent-style-name="Standard" style:list-style-name="L2">
      <style:text-properties officeooo:rsid="00185783" officeooo:paragraph-rsid="00185783"/>
    </style:style>
    <style:style style:name="P9" style:family="paragraph" style:parent-style-name="Standard" style:list-style-name="L3">
      <style:text-properties officeooo:rsid="00185783" officeooo:paragraph-rsid="00185783"/>
    </style:style>
    <style:style style:name="P10" style:family="paragraph" style:parent-style-name="Standard">
      <style:text-properties officeooo:rsid="001b5da3" officeooo:paragraph-rsid="001b5da3"/>
    </style:style>
    <style:style style:name="P11" style:family="paragraph" style:parent-style-name="Standard">
      <style:text-properties officeooo:rsid="001dcbd7" officeooo:paragraph-rsid="001dcbd7"/>
    </style:style>
    <style:style style:name="P12" style:family="paragraph" style:parent-style-name="Standard">
      <style:text-properties officeooo:rsid="001e293f" officeooo:paragraph-rsid="001e293f"/>
    </style:style>
    <style:style style:name="P13" style:family="paragraph" style:parent-style-name="Standard" style:list-style-name="L6">
      <style:text-properties officeooo:rsid="001e293f" officeooo:paragraph-rsid="001e293f"/>
    </style:style>
    <style:style style:name="P14" style:family="paragraph" style:parent-style-name="Standard" style:list-style-name="L4">
      <style:text-properties officeooo:paragraph-rsid="001e293f"/>
    </style:style>
    <style:style style:name="P15" style:family="paragraph" style:parent-style-name="Standard" style:list-style-name="L5">
      <style:text-properties officeooo:paragraph-rsid="001e293f"/>
    </style:style>
    <style:style style:name="P16" style:family="paragraph" style:parent-style-name="Standard">
      <style:text-properties officeooo:rsid="001fd1fc" officeooo:paragraph-rsid="001fd1fc"/>
    </style:style>
    <style:style style:name="T1" style:family="text">
      <style:text-properties officeooo:rsid="00128442"/>
    </style:style>
    <style:style style:name="T2" style:family="text">
      <style:text-properties officeooo:rsid="0012e704"/>
    </style:style>
    <style:style style:name="T3" style:family="text">
      <style:text-properties officeooo:rsid="0016e273"/>
    </style:style>
    <style:style style:name="T4" style:family="text">
      <style:text-properties officeooo:rsid="00185783"/>
    </style:style>
    <style:style style:name="T5" style:family="text">
      <style:text-properties officeooo:rsid="001e29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 A P Í T U L O 1: I N T R O D U C C I Ó N AL PROYECTO INTEGRADOR</text:p>
      <text:p text:style-name="P1"/>
      <text:p text:style-name="P1">1.1- R ESUMEN</text:p>
      <text:p text:style-name="P1"/>
      <text:p text:style-name="P1">El Sistema desarrollado en este Proyecto Integrador, pretende facilitar algunas de las tareas</text:p>
      <text:p text:style-name="P1">que los <text:span text:style-name="T1">administradores de los laboratorios</text:span> realizan en las salas de informática.</text:p>
      <text:p text:style-name="P1">Las funcionalidades desarrolladas permiten a los <text:span text:style-name="T1">administradores </text:span><text:s/>(o incluso a cualquier persona sin conocimiento <text:span text:style-name="T1">técnico</text:span>) <text:span text:style-name="T1">crear</text:span> maquinas virtuales con un solo click, dichas maquinas virtuales cuentan con todos los servicios y programas necesarios para los alumnos de las diferentes carreras o inclusive se pueden crear maquinas virtuales con otros perfiles, como <text:span text:style-name="T1">un perfil para </text:span>docentes.</text:p>
      <text:p text:style-name="P2">Además, permite orquestar las políticas a seguir de las diferentes máquinas de la red.</text:p>
      <text:p text:style-name="P2"/>
      <text:p text:style-name="P2">1.2- I NTRODUCCIÓN</text:p>
      <text:p text:style-name="P2"/>
      <text:p text:style-name="P3">El sistema de infraestructura virtual con automatización y orquestación, tiene como objetivo principal brindar una herramienta a los <text:span text:style-name="T2">administradores de laboratorios</text:span> que facilite la <text:span text:style-name="T2">preparación <text:s/>y configuración </text:span><text:s/>de sus aulas de manera simple.</text:p>
      <text:p text:style-name="P3"/>
      <text:p text:style-name="P3">El sistema está dividido en dos partes. Una parte de la herramienta está destinada <text:span text:style-name="T2">al despliegue <text:s/>en masa de máquinas virtuales. Permite al administrador, crear múltiples máquinas virtuales con escasa interacción humana, de forma automática. Pudiéndose especificar el sistema operativo deseado y componentes de hardware. Del mismo modo, en un laboratorio con máquinas físicas, es posible realizar el despliegue a través de la red.</text:span></text:p>
      <text:p text:style-name="P3"/>
      <text:p text:style-name="P4">La segunda parte está destinada a la administración de la configuración de las máquinas virtuales. El sistema permite aplicar cambios de configuración y políticas a un conjunto de máquinas como también a máquinas particulares. Esto evita que el administrador tenga que preparar cada estación de trabajo de a una por vez, disminuyendo la carga de trabajo y el tiempo requerido para llevar a cabo la tarea.</text:p>
      <text:p text:style-name="P4"/>
      <text:p text:style-name="P5">Teniendo en cuenta que las herramientas utilizadas en este sistema deben ser de uso libre y que fueron creadas para la distribución Linux RedHat, <text:span text:style-name="T4">se tilizará</text:span> su versión de código abierto más actualizada, CentOS 7. </text:p>
      <text:p text:style-name="P5"/>
      <text:p text:style-name="P5">El sistema incluye desarrollo en el lenguaje de programación Python, bash y <text:span text:style-name="T3">el lenguaje propio de Puppet, la herramienta utilizada para la orquestación.</text:span> El <text:span text:style-name="T3">servidor Cobbler, haciendo uso del <text:s/>protocolo PXE,</text:span> será el encargado de atender las peticiones de lo<text:span text:style-name="T3">s dispositivos para su instalación.</text:span></text:p>
      <text:p text:style-name="P5"/>
      <text:p text:style-name="P5">E<text:span text:style-name="T3">ste</text:span> Proyecto Integrador <text:span text:style-name="T3">servirá como base para futuros Proyectos.</text:span></text:p>
      <text:p text:style-name="P5"/>
      <text:p text:style-name="P6">1.3- O BJETIVOS</text:p>
      <text:p text:style-name="P6"/>
      <text:p text:style-name="P6">Principal:</text:p>
      <text:p text:style-name="P6"/>
      <text:list xml:id="list3846468325556253153" text:style-name="L1">
        <text:list-item>
          <text:p text:style-name="P7">Desarrollar un sistema para manejar automatismos administrados de políticas de una institución o empresa, para que el administrador pueda configurar las máquinas virtuales o físicas que se utilizan en la misma. Como caso particular se tomará un laboratorio <text:s/>informático de aprendizaje.</text:p>
        </text:list-item>
      </text:list>
      <text:p text:style-name="P6"/>
      <text:p text:style-name="P6">Secundarios:</text:p>
      <text:p text:style-name="P6"/>
      <text:list xml:id="list2376512307244925239" text:style-name="L2">
        <text:list-item>
          <text:p text:style-name="P8">Estudiar Sistemas Operativos para servidor como CentOS 7 que utilizan systemd, el nuevo <text:soft-page-break/>estándar <text:s/>de administración de sistemas Linux.</text:p>
        </text:list-item>
        <text:list-item>
          <text:p text:style-name="P8">Estudiar herramientas de virtualización y encapsulación como KVM/QEmu, VirtualBox y Xen.</text:p>
        </text:list-item>
        <text:list-item>
          <text:p text:style-name="P8">Analizar protocolos para inicio a través de la red como PXE y gPXE.</text:p>
        </text:list-item>
      </text:list>
      <text:p text:style-name="P6"/>
      <text:p text:style-name="P6"/>
      <text:p text:style-name="P6">Antecedentes de Proyectos similares</text:p>
      <text:p text:style-name="P6"/>
      <text:list xml:id="list2716812601933616116" text:style-name="L3">
        <text:list-item>
          <text:p text:style-name="P9">No hay antecedentes en este tema.</text:p>
        </text:list-item>
      </text:list>
      <text:p text:style-name="P6"/>
      <text:p text:style-name="P10">1.4- INTERESES PERSONALES</text:p>
      <text:p text:style-name="P10"/>
      <text:p text:style-name="P10">La principal motivación en este Proyecto Integrador es darle un final a la carrera de grado de</text:p>
      <text:p text:style-name="P10">Ingeniería en Computación intentando abarcar la mayor cantidad de temáticas posibles. Las</text:p>
      <text:p text:style-name="P10">asignaturas que abarca principalmente son Redes de Computadoras, Sistemas Operativos, Ingeniería</text:p>
      <text:p text:style-name="P10">de Software, Informática, Comunicaciones de Datos y Algoritmos y estructuras de Datos.</text:p>
      <text:p text:style-name="P10">Abordamos temas como sistemas operativos, sistemas de archivos, protocolos, metodologías de</text:p>
      <text:p text:style-name="P10">desarrollo, redes de datos, programación en Python, Shell scripting, virtualización, diagramas UML.</text:p>
      <text:p text:style-name="P10"/>
      <text:p text:style-name="P10">1.5- I NTERESES I NSTITUCIONALES</text:p>
      <text:p text:style-name="P10"/>
      <text:p text:style-name="P10">La Facultad de Ciencias Exactas, Físicas y Naturales actualmente cuenta con alrededor de cinco aulas de informática, en las cuales se dictan materias de todos los ciclos y especialidades de ingeniería.</text:p>
      <text:p text:style-name="P10">La idea del Proyecto Integrador es desarrollar un <text:span text:style-name="T1">sistema de infraestructura con automatización y orquestación </text:span>que permita disminuir la carga de trabajo de los administradores de estas aulas y facilitar las tareas de mantenimiento de las mismas, cumpliendo con las políticas del área que administra las aulas.</text:p>
      <text:p text:style-name="P10"/>
      <text:p text:style-name="P11">1.6- M ETODOLOGÍA</text:p>
      <text:p text:style-name="P11"/>
      <text:p text:style-name="P11">Para afrontar el Proyecto Integrador de la carrera se utilizó una metodología de desarrollo</text:p>
      <text:p text:style-name="P11">ágil de software basado en el desarrollo iterativo e incremental. El trabajo desarrollado en una</text:p>
      <text:p text:style-name="P11">unidad de tiempo es llamado una iteración, las cuales constan de un corto lapso de tiempo de entre una y tres semanas. Cada iteración se compone de un ciclo de vida que integra diversas etapas como</text:p>
      <text:p text:style-name="P11">planificación, definición de los requerimientos, investigación, diseño, codificación, pruebas y</text:p>
      <text:p text:style-name="P11">documentación. En cada iteración se agrega una nueva “funcionalidad” al sistema y a medida que</text:p>
      <text:p text:style-name="P11">avanzan los ciclos el sistema aumenta de tamaño, por esto lo llamamos incremental.</text:p>
      <text:p text:style-name="P11">Otra característica de la metodología ágil que se utilizó, es una comunicación fluida con el</text:p>
      <text:p text:style-name="P11">“cliente” que en este caso son los Directores del Proyecto Integrador, de los que también se obtienen los requerimientos. Esto permite una buena retroalimentación, con la cual se devuelven correcciones . No ser estrictos con la documentación es una característica que se tomó del desarrollo ágil, <text:s/>tener todo anotado luego facilita la generación del informe.</text:p>
      <text:p text:style-name="P11"/>
      <text:p text:style-name="P12"/>
      <text:p text:style-name="P12">Lugar previsto para la realización:</text:p>
      <text:p text:style-name="P12"/>
      <text:list xml:id="list3831880182410637884" text:style-name="L4">
        <text:list-item>
          <text:p text:style-name="P14"><text:span text:style-name="T5">Laboratorio de Arquitectura de Computadoras, Facultad de Ciencias Exactas, Físicas y</text:span></text:p>
        </text:list-item>
      </text:list>
      <text:p text:style-name="P12">Naturales.</text:p>
      <text:p text:style-name="P12"/>
      <text:p text:style-name="P12"/>
      <text:p text:style-name="P12"/>
      <text:p text:style-name="P12"><text:soft-page-break/>Requerimiento de Instrumental y Equipos:</text:p>
      <text:p text:style-name="P12"/>
      <text:list xml:id="list2359792598674952238" text:style-name="L5">
        <text:list-item>
          <text:p text:style-name="P15"><text:span text:style-name="T5">Computadora personal.</text:span></text:p>
        </text:list-item>
      </text:list>
      <text:p text:style-name="P12"/>
      <text:p text:style-name="P12">Inversión económica:</text:p>
      <text:p text:style-name="P12"/>
      <text:list xml:id="list3020906407243701529" text:style-name="L6">
        <text:list-item>
          <text:p text:style-name="P13">Inversión provista por el alumno: ninguna</text:p>
        </text:list-item>
        <text:list-item>
          <text:p text:style-name="P13">Apoyo económico externo a la Facultad: ninguno.</text:p>
        </text:list-item>
      </text:list>
      <text:p text:style-name="P11"/>
      <text:p text:style-name="P16">1.7- R EQUERIMIENTOS</text:p>
      <text:p text:style-name="P16"/>
      <text:p text:style-name="P16">Los requerimientos del sistema se obtuvieron directamente desde el Director y el Codirector del</text:p>
      <text:p text:style-name="P16">Proyecto Integrador. </text:p>
      <text:p text:style-name="P16"/>
      <text:p text:style-name="P16">Se spararon los requerimientos del Proyecto Integrador en funcionales y no funcionales.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9:20:17.387382967</meta:creation-date>
    <dc:date>2016-02-16T11:30:19.016621564</dc:date>
    <meta:editing-duration>PT1H24M4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3" meta:paragraph-count="53" meta:word-count="890" meta:character-count="5884" meta:non-whitespace-character-count="5005"/>
  </office:meta>
</office:document-meta>
</file>